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draw:auto-grow-height="true" fo:min-height="17.93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font-size="48pt" fo:font-weight="normal" style:font-size-asian="48pt" style:font-weight-asian="normal" style:font-size-complex="48pt" style:font-weight-complex="normal"/>
    </style:style>
    <style:style style:name="T1" style:family="text">
      <style:text-properties fo:font-size="48pt" fo:font-weight="normal" style:font-size-asian="48pt" style:font-weight-asian="normal" style:font-size-complex="4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Alpenüberquerung zu Fuß (working titl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w germany</meta:initial-creator>
    <meta:creation-date>2018-01-02T15:18:03</meta:creation-date>
    <meta:editing-duration>PT40M43S</meta:editing-duration>
    <meta:editing-cycles>4</meta:editing-cycles>
    <meta:generator>OpenOffice/4.1.2$Unix OpenOffice.org_project/412m3$Build-9782</meta:generator>
    <dc:date>2018-01-02T16:57:50</dc:date>
    <dc:creator>daw germany</dc:creator>
    <meta:document-statistic meta:object-count="24"/>
  </office:meta>
</office:document-meta>
</file>